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language="da" fo:country="DK" fo:font-style="normal" officeooo:rsid="0033a1fd" officeooo:paragraph-rsid="001e3b08" style:language-asian="zxx" style:country-asian="none" style:font-style-asian="normal" style:language-complex="zxx" style:country-complex="none" style:font-style-complex="normal"/>
    </style:style>
    <style:style style:name="P2" style:family="paragraph" style:parent-style-name="Text_20_body">
      <style:text-properties fo:language="da" fo:country="DK" officeooo:rsid="00031886" officeooo:paragraph-rsid="001e3b08" fo:background-color="transparent" style:language-asian="zxx" style:country-asian="none" style:language-complex="zxx" style:country-complex="none"/>
    </style:style>
    <style:style style:name="P3" style:family="paragraph" style:parent-style-name="Text_20_body">
      <style:text-properties fo:language="da" fo:country="DK" officeooo:rsid="0004e4fa" officeooo:paragraph-rsid="001e3b08" fo:background-color="transparent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da" fo:country="DK" officeooo:rsid="00210a33" officeooo:paragraph-rsid="001e3b08" fo:background-color="transparent" style:language-asian="zxx" style:country-asian="none" style:language-complex="zxx" style:country-complex="none"/>
    </style:style>
    <style:style style:name="P5" style:family="paragraph" style:parent-style-name="Text_20_body">
      <style:paragraph-properties fo:text-align="start" style:justify-single-word="false"/>
      <style:text-properties fo:language="da" fo:country="DK" officeooo:rsid="00055650" officeooo:paragraph-rsid="001e3b08" fo:background-color="transparent" style:language-asian="zxx" style:country-asian="none" style:language-complex="zxx" style:country-complex="none"/>
    </style:style>
    <style:style style:name="P6" style:family="paragraph" style:parent-style-name="Text_20_body">
      <style:paragraph-properties fo:text-align="start" style:justify-single-word="false"/>
      <style:text-properties fo:language="da" fo:country="DK" fo:font-weight="bold" officeooo:rsid="00055650" officeooo:paragraph-rsid="001e3b08" fo:background-color="transparent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ext_20_body">
      <style:paragraph-properties fo:text-align="start" style:justify-single-word="false"/>
      <style:text-properties fo:language="da" fo:country="DK" fo:font-weight="normal" officeooo:rsid="00071ce6" officeooo:paragraph-rsid="001e3b08" fo:background-color="transparent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language="da" fo:country="DK" fo:font-weight="normal" officeooo:rsid="0007fd69" officeooo:paragraph-rsid="0041650c" fo:background-color="transparent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language="da" fo:country="DK" fo:font-style="italic" fo:font-weight="normal" officeooo:rsid="00071ce6" officeooo:paragraph-rsid="001e3b08" fo:background-color="transparent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language="da" fo:country="DK" officeooo:rsid="0028b176" officeooo:paragraph-rsid="001e3b08" style:language-asian="zxx" style:country-asian="none" style:language-complex="zxx" style:country-complex="none"/>
    </style:style>
    <style:style style:name="P11" style:family="paragraph" style:parent-style-name="Text_20_body">
      <style:paragraph-properties fo:text-align="start" style:justify-single-word="false"/>
      <style:text-properties fo:language="da" fo:country="DK" officeooo:rsid="00086d3e" officeooo:paragraph-rsid="001e3b08" style:language-asian="zxx" style:country-asian="none" style:language-complex="zxx" style:country-complex="none"/>
    </style:style>
    <style:style style:name="P12" style:family="paragraph" style:parent-style-name="Text_20_body">
      <style:paragraph-properties fo:text-align="start" style:justify-single-word="false"/>
      <style:text-properties fo:language="da" fo:country="DK" officeooo:rsid="00086d3e" officeooo:paragraph-rsid="002d3a14" style:language-asian="zxx" style:country-asian="none" style:language-complex="zxx" style:country-complex="none"/>
    </style:style>
    <style:style style:name="P13" style:family="paragraph" style:parent-style-name="Text_20_body">
      <style:paragraph-properties fo:text-align="start" style:justify-single-word="false"/>
      <style:text-properties fo:language="da" fo:country="DK" officeooo:rsid="00086d3e" officeooo:paragraph-rsid="0041650c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start" style:justify-single-word="false"/>
      <style:text-properties fo:language="da" fo:country="DK" officeooo:rsid="00086d3e" officeooo:paragraph-rsid="004291e3" style:language-asian="zxx" style:country-asian="none" style:language-complex="zxx" style:country-complex="none"/>
    </style:style>
    <style:style style:name="P15" style:family="paragraph" style:parent-style-name="Text_20_body">
      <style:paragraph-properties fo:text-align="start" style:justify-single-word="false"/>
      <style:text-properties fo:language="da" fo:country="DK" officeooo:rsid="00299314" officeooo:paragraph-rsid="001e3b08" style:language-asian="zxx" style:country-asian="none" style:language-complex="zxx" style:country-complex="none"/>
    </style:style>
    <style:style style:name="P16" style:family="paragraph" style:parent-style-name="Text_20_body">
      <style:paragraph-properties fo:text-align="start" style:justify-single-word="false"/>
      <style:text-properties fo:language="da" fo:country="DK" officeooo:rsid="00299314" officeooo:paragraph-rsid="002725fd" style:language-asian="zxx" style:country-asian="none" style:language-complex="zxx" style:country-complex="none"/>
    </style:style>
    <style:style style:name="P17" style:family="paragraph" style:parent-style-name="Text_20_body">
      <style:paragraph-properties fo:text-align="start" style:justify-single-word="false"/>
      <style:text-properties fo:language="da" fo:country="DK" officeooo:rsid="00299314" officeooo:paragraph-rsid="004291e3" style:language-asian="zxx" style:country-asian="none" style:language-complex="zxx" style:country-complex="none"/>
    </style:style>
    <style:style style:name="P18" style:family="paragraph" style:parent-style-name="Text_20_body">
      <style:paragraph-properties fo:text-align="start" style:justify-single-word="false"/>
      <style:text-properties fo:language="da" fo:country="DK" officeooo:rsid="002ede41" officeooo:paragraph-rsid="001e3b08" style:language-asian="zxx" style:country-asian="none" style:language-complex="zxx" style:country-complex="none"/>
    </style:style>
    <style:style style:name="P19" style:family="paragraph" style:parent-style-name="Text_20_body">
      <style:paragraph-properties fo:text-align="start" style:justify-single-word="false"/>
      <style:text-properties fo:language="da" fo:country="DK" officeooo:rsid="002ede41" officeooo:paragraph-rsid="002d3a14" style:language-asian="zxx" style:country-asian="none" style:language-complex="zxx" style:country-complex="none"/>
    </style:style>
    <style:style style:name="P20" style:family="paragraph" style:parent-style-name="Text_20_body">
      <style:paragraph-properties fo:text-align="start" style:justify-single-word="false"/>
      <style:text-properties fo:language="da" fo:country="DK" officeooo:rsid="002ede41" officeooo:paragraph-rsid="0031e7de" style:language-asian="zxx" style:country-asian="none" style:language-complex="zxx" style:country-complex="none"/>
    </style:style>
    <style:style style:name="P21" style:family="paragraph" style:parent-style-name="Text_20_body">
      <style:paragraph-properties fo:text-align="start" style:justify-single-word="false"/>
      <style:text-properties fo:language="da" fo:country="DK" officeooo:rsid="002ede41" officeooo:paragraph-rsid="004291e3" style:language-asian="zxx" style:country-asian="none" style:language-complex="zxx" style:country-complex="none"/>
    </style:style>
    <style:style style:name="P22" style:family="paragraph" style:parent-style-name="Text_20_body">
      <style:paragraph-properties fo:text-align="start" style:justify-single-word="false"/>
      <style:text-properties fo:language="da" fo:country="DK" officeooo:rsid="00092834" officeooo:paragraph-rsid="001e3b08" style:language-asian="zxx" style:country-asian="none" style:language-complex="zxx" style:country-complex="none"/>
    </style:style>
    <style:style style:name="P23" style:family="paragraph" style:parent-style-name="Text_20_body">
      <style:paragraph-properties fo:text-align="start" style:justify-single-word="false"/>
      <style:text-properties fo:language="da" fo:country="DK" officeooo:rsid="00092834" officeooo:paragraph-rsid="003e5358" style:language-asian="zxx" style:country-asian="none" style:language-complex="zxx" style:country-complex="none"/>
    </style:style>
    <style:style style:name="P24" style:family="paragraph" style:parent-style-name="Text_20_body">
      <style:paragraph-properties fo:text-align="start" style:justify-single-word="false"/>
      <style:text-properties fo:language="da" fo:country="DK" officeooo:rsid="00092834" officeooo:paragraph-rsid="004359a2" style:language-asian="zxx" style:country-asian="none" style:language-complex="zxx" style:country-complex="none"/>
    </style:style>
    <style:style style:name="P25" style:family="paragraph" style:parent-style-name="Text_20_body">
      <style:paragraph-properties fo:text-align="start" style:justify-single-word="false"/>
      <style:text-properties fo:language="da" fo:country="DK" officeooo:rsid="002e6049" officeooo:paragraph-rsid="002e6049" style:language-asian="zxx" style:country-asian="none" style:language-complex="zxx" style:country-complex="none"/>
    </style:style>
    <style:style style:name="P26" style:family="paragraph" style:parent-style-name="Text_20_body">
      <style:paragraph-properties fo:text-align="start" style:justify-single-word="false"/>
      <style:text-properties fo:language="da" fo:country="DK" officeooo:rsid="002e6049" officeooo:paragraph-rsid="004291e3" style:language-asian="zxx" style:country-asian="none" style:language-complex="zxx" style:country-complex="none"/>
    </style:style>
    <style:style style:name="P27" style:family="paragraph" style:parent-style-name="Text_20_body">
      <style:paragraph-properties fo:text-align="start" style:justify-single-word="false"/>
      <style:text-properties fo:language="da" fo:country="DK" officeooo:rsid="002725fd" officeooo:paragraph-rsid="002725fd" style:language-asian="zxx" style:country-asian="none" style:language-complex="zxx" style:country-complex="none"/>
    </style:style>
    <style:style style:name="P28" style:family="paragraph" style:parent-style-name="Text_20_body">
      <style:paragraph-properties fo:text-align="start" style:justify-single-word="false"/>
      <style:text-properties fo:language="da" fo:country="DK" officeooo:rsid="002725fd" officeooo:paragraph-rsid="004291e3" style:language-asian="zxx" style:country-asian="none" style:language-complex="zxx" style:country-complex="none"/>
    </style:style>
    <style:style style:name="P29" style:family="paragraph" style:parent-style-name="Text_20_body">
      <style:paragraph-properties fo:text-align="start" style:justify-single-word="false"/>
      <style:text-properties fo:language="da" fo:country="DK" officeooo:rsid="0039dc49" officeooo:paragraph-rsid="001e3b08" style:language-asian="zxx" style:country-asian="none" style:language-complex="zxx" style:country-complex="none"/>
    </style:style>
    <style:style style:name="P30" style:family="paragraph" style:parent-style-name="Subtitle">
      <style:paragraph-properties fo:text-align="start" style:justify-single-word="false"/>
      <style:text-properties fo:language="da" fo:country="DK" officeooo:rsid="00031886" officeooo:paragraph-rsid="001e3b08" fo:background-color="transparent" style:language-asian="zxx" style:country-asian="none" style:language-complex="zxx" style:country-complex="none"/>
    </style:style>
    <style:style style:name="P31" style:family="paragraph" style:parent-style-name="Subtitle">
      <style:paragraph-properties fo:text-align="start" style:justify-single-word="false"/>
      <style:text-properties fo:language="da" fo:country="DK" officeooo:rsid="00055650" officeooo:paragraph-rsid="001e3b08" fo:background-color="transparent" style:language-asian="zxx" style:country-asian="none" style:language-complex="zxx" style:country-complex="none"/>
    </style:style>
    <style:style style:name="P32" style:family="paragraph" style:parent-style-name="Subtitle">
      <style:paragraph-properties fo:text-align="start" style:justify-single-word="false"/>
      <style:text-properties fo:language="da" fo:country="DK" fo:font-weight="normal" officeooo:rsid="00071ce6" officeooo:paragraph-rsid="001e3b08" fo:background-color="transparent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Subtitle">
      <style:paragraph-properties fo:text-align="start" style:justify-single-word="false"/>
      <style:text-properties fo:language="da" fo:country="DK" officeooo:rsid="00071ce6" officeooo:paragraph-rsid="001e3b08" style:language-asian="zxx" style:country-asian="none" style:language-complex="zxx" style:country-complex="none"/>
    </style:style>
    <style:style style:name="P34" style:family="paragraph" style:parent-style-name="Subtitle">
      <style:paragraph-properties fo:text-align="start" style:justify-single-word="false"/>
      <style:text-properties fo:language="da" fo:country="DK" officeooo:rsid="00086d3e" officeooo:paragraph-rsid="001e3b08" style:language-asian="zxx" style:country-asian="none" style:language-complex="zxx" style:country-complex="none"/>
    </style:style>
    <style:style style:name="P35" style:family="paragraph" style:parent-style-name="Subtitle">
      <style:paragraph-properties fo:text-align="start" style:justify-single-word="false"/>
      <style:text-properties fo:language="da" fo:country="DK" officeooo:rsid="001d502e" officeooo:paragraph-rsid="001e3b08" style:language-asian="zxx" style:country-asian="none" style:language-complex="zxx" style:country-complex="none"/>
    </style:style>
    <style:style style:name="P36" style:family="paragraph" style:parent-style-name="Text_20_body" style:list-style-name="L1">
      <style:paragraph-properties fo:text-align="start" style:justify-single-word="false"/>
      <style:text-properties fo:language="da" fo:country="DK" officeooo:rsid="003ca12c" officeooo:paragraph-rsid="001e3b08" fo:background-color="transparent" style:language-asian="zxx" style:country-asian="none" style:language-complex="zxx" style:country-complex="none"/>
    </style:style>
    <style:style style:name="P37" style:family="paragraph" style:parent-style-name="Text_20_body" style:list-style-name="L2">
      <style:paragraph-properties fo:text-align="start" style:justify-single-word="false"/>
      <style:text-properties fo:language="da" fo:country="DK" fo:font-weight="normal" officeooo:rsid="00071ce6" officeooo:paragraph-rsid="001e3b08" fo:background-color="transparent" style:language-asian="zxx" style:country-asian="none" style:font-weight-asian="normal" style:language-complex="zxx" style:country-complex="none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language="da" fo:country="DK" officeooo:rsid="00384626" officeooo:paragraph-rsid="00435b5e" style:language-asian="zxx" style:country-asian="none" style:language-complex="zxx" style:country-complex="none"/>
    </style:style>
    <style:style style:name="P39" style:family="paragraph" style:parent-style-name="Title" style:master-page-name="Standard">
      <style:paragraph-properties style:page-number="auto"/>
      <style:text-properties fo:language="da" fo:country="DK" officeooo:rsid="00031886" officeooo:paragraph-rsid="001e3b08" fo:background-color="transparent" style:language-asian="zxx" style:country-asian="none" style:language-complex="zxx" style:country-complex="none"/>
    </style:style>
    <style:style style:name="T1" style:family="text">
      <style:text-properties officeooo:rsid="001fa8a0"/>
    </style:style>
    <style:style style:name="T2" style:family="text">
      <style:text-properties officeooo:rsid="003ca12c"/>
    </style:style>
    <style:style style:name="T3" style:family="text">
      <style:text-properties officeooo:rsid="00299314"/>
    </style:style>
    <style:style style:name="T4" style:family="text">
      <style:text-properties officeooo:rsid="00086d3e"/>
    </style:style>
    <style:style style:name="T5" style:family="text">
      <style:text-properties officeooo:rsid="003047f3"/>
    </style:style>
    <style:style style:name="T6" style:family="text">
      <style:text-properties officeooo:rsid="001e3b08"/>
    </style:style>
    <style:style style:name="T7" style:family="text">
      <style:text-properties officeooo:rsid="0021bbbd"/>
    </style:style>
    <style:style style:name="T8" style:family="text">
      <style:text-properties officeooo:rsid="002725fd"/>
    </style:style>
    <style:style style:name="T9" style:family="text">
      <style:text-properties officeooo:rsid="00289058"/>
    </style:style>
    <style:style style:name="T10" style:family="text">
      <style:text-properties officeooo:rsid="002d3a14"/>
    </style:style>
    <style:style style:name="T11" style:family="text">
      <style:text-properties officeooo:rsid="002f6285"/>
    </style:style>
    <style:style style:name="T12" style:family="text">
      <style:text-properties officeooo:rsid="0031e7de"/>
    </style:style>
    <style:style style:name="T13" style:family="text">
      <style:text-properties officeooo:rsid="00347983"/>
    </style:style>
    <style:style style:name="T14" style:family="text">
      <style:text-properties officeooo:rsid="00373b3a"/>
    </style:style>
    <style:style style:name="T15" style:family="text">
      <style:text-properties officeooo:rsid="003e5358"/>
    </style:style>
    <style:style style:name="T16" style:family="text">
      <style:text-properties officeooo:rsid="003fa896"/>
    </style:style>
    <style:style style:name="T17" style:family="text">
      <style:text-properties officeooo:rsid="0041650c"/>
    </style:style>
    <style:style style:name="T18" style:family="text">
      <style:text-properties officeooo:rsid="004291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Use Case <text:span text:style-name="T6">9</text:span> – <text:span text:style-name="T1">Tilføj/fjern/ændre information om bus</text:span></text:p>
      <text:p text:style-name="P2"/>
      <text:p text:style-name="P30">Mål</text:p>
      <text:p text:style-name="P3">Målet med denne Use Case er at kunne tilføje, <text:s/>fjerne <text:span text:style-name="T9">eller ændre information om</text:span> en bus <text:span text:style-name="T17">i systemet.</text:span></text:p>
      <text:p text:style-name="P2"/>
      <text:p text:style-name="P31">Initiering</text:p>
      <text:p text:style-name="P4"><text:span text:style-name="T2">Administratoren</text:span> tilkendegiver over for systemet at han ønsker at tilføje,<text:span text:style-name="T3"> fjerne eller ændre</text:span> <text:span text:style-name="T17">informationen om en </text:span>bus.</text:p>
      <text:p text:style-name="P5"/>
      <text:p text:style-name="P31">Aktører og interessenter</text:p>
      <text:p text:style-name="P6">Primære aktører</text:p>
      <text:list xml:id="list7228719672410282333" text:style-name="L1">
        <text:list-item>
          <text:p text:style-name="P36">Administratoren</text:p>
        </text:list-item>
      </text:list>
      <text:list xml:id="list3463885969884621892" text:style-name="L2">
        <text:list-header>
          <text:p text:style-name="P37"/>
        </text:list-header>
      </text:list>
      <text:p text:style-name="P32">Antal samtidige forekomster</text:p>
      <text:p text:style-name="P7">En samtidig forekomst.</text:p>
      <text:p text:style-name="P7"/>
      <text:p text:style-name="P32">Ikke funktionelle krav.</text:p>
      <text:p text:style-name="P9">KOMMER SENERE</text:p>
      <text:p text:style-name="P7"/>
      <text:p text:style-name="P32">Startbetingelser</text:p>
      <text:p text:style-name="P8">Man skal have administrator rettigheder, for at kunne tilgå denne del af systemet.</text:p>
      <text:p text:style-name="P33">Slutresultat ved succes:</text:p>
      <text:p text:style-name="P10"><text:span text:style-name="T2">Administratoren</text:span> har tilføjet,<text:span text:style-name="T3"> fjernet eller ændret</text:span> <text:span text:style-name="T17">informationen om en</text:span> bus <text:span text:style-name="T7">i systemet. Dette er</text:span> blevet <text:span text:style-name="T13">persisteret.</text:span></text:p>
      <text:p text:style-name="P33">Slutresultat ved <text:span text:style-name="T4">undtagelser</text:span>:</text:p>
      <text:p text:style-name="P13"><text:span text:style-name="T2">Administratoren</text:span> <text:span text:style-name="T17">er blevet præsenteret for en fejlmeddelelse, der informerer om, hvad der gik galt.</text:span></text:p>
      <text:p text:style-name="P34"/>
      <text:p text:style-name="P11"/>
      <text:p text:style-name="P34"><text:soft-page-break/>Normalforløb:</text:p>
      <text:p text:style-name="P11">Normalforløb A: <text:span text:style-name="T18">Information om bus bliver tilføjet til systemet</text:span></text:p>
      <text:p text:style-name="P16">1. <text:span text:style-name="T2">Administratoren</text:span> <text:span text:style-name="T18">angiver indformation om den bus, der ønskes tilføjet til systemet.</text:span></text:p>
      <text:p text:style-name="P27">2. Administratoren tilkendegiver over for systemet, <text:span text:style-name="T18">at information om bussen ønsket persisteret.</text:span></text:p>
      <text:p text:style-name="P25"><text:span text:style-name="T8">3. </text:span>Systemet <text:span text:style-name="T14">persister</text:span> <text:span text:style-name="T18">angivet information om </text:span>bussen.</text:p>
      <text:p text:style-name="P18"/>
      <text:p text:style-name="P14">Normalforløb <text:span text:style-name="T5">B</text:span>: <text:span text:style-name="T18">Information om bus <text:s/>bliver fjernet fra systemet</text:span></text:p>
      <text:p text:style-name="P15">1. <text:span text:style-name="T2">Administratoren</text:span> vælger en <text:span text:style-name="T11">bus fra en liste over busser, der findes i systemet.</text:span></text:p>
      <text:p text:style-name="P21"><text:span text:style-name="T12">2</text:span>. <text:span text:style-name="T2">Administratoren</text:span> tilkendegiver over for systemet, <text:span text:style-name="T18">at valgt bus ønskes fjernet fra persistering.</text:span></text:p>
      <text:p text:style-name="P20"><text:span text:style-name="T12">3</text:span>. Systemet <text:span text:style-name="T18">fjerner persistering af valgt bus.</text:span></text:p>
      <text:p text:style-name="P18"/>
      <text:p text:style-name="P12">Normalforløb <text:span text:style-name="T10">C</text:span>: <text:span text:style-name="T10">Information om bus bliver ændret i systemet.</text:span></text:p>
      <text:p text:style-name="P17"><text:span text:style-name="T12">1</text:span>. <text:span text:style-name="T2">Administratoren</text:span> vælger en <text:span text:style-name="T11">bus fra en liste over busser, der findes i systemet.</text:span></text:p>
      <text:p text:style-name="P19"><text:span text:style-name="T12">2</text:span>. <text:span text:style-name="T2">Administratoren</text:span> <text:span text:style-name="T18">ændrer i information for valgt bus.</text:span></text:p>
      <text:p text:style-name="P28">2. Administratoren tilkendegiver over for systemet, <text:span text:style-name="T18">at information om bussen ønsket persisteret.</text:span></text:p>
      <text:p text:style-name="P26"><text:span text:style-name="T8">3. </text:span>Systemet <text:span text:style-name="T14">persister</text:span> <text:span text:style-name="T18">angivet information om </text:span>bussen.</text:p>
      <text:p text:style-name="P22"/>
      <text:p text:style-name="P35">Undtagelser</text:p>
      <text:p text:style-name="P23">Undtagelse 1: <text:span text:style-name="T15">Det er ikke muligt at persistere information.</text:span></text:p>
      <text:p text:style-name="P38">1. <text:span text:style-name="T2">Administratoren</text:span> bliver præsenteret for en fejlmeddelelse, som informerer om, at det ikke er muligt at persistere ændret information.</text:p>
      <text:p text:style-name="P29"/>
      <text:p text:style-name="P24">Undtagelse <text:span text:style-name="T16">2</text:span>: <text:span text:style-name="T15">Det er ikke muligt at få adgang til persisteret information.</text:span></text:p>
      <text:p text:style-name="P38">1. <text:span text:style-name="T2">Administratoren</text:span> bliver præsenteret for en fejlmeddelelse, som informerer om, at det ikke er muligt at indlæse persisteret informatio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30S</meta:editing-duration>
    <meta:editing-cycles>38</meta:editing-cycles>
    <meta:generator>LibreOffice/4.1.0.4$Windows_x86 LibreOffice_project/89ea49ddacd9aa532507cbf852f2bb22b1ace28</meta:generator>
    <dc:date>2013-09-11T16:16:53.292000000</dc:date>
    <meta:document-statistic meta:table-count="0" meta:image-count="0" meta:object-count="0" meta:page-count="2" meta:paragraph-count="38" meta:word-count="307" meta:character-count="2139" meta:non-whitespace-character-count="1868"/>
    <meta:user-defined meta:name="Info 1"/>
    <meta:user-defined meta:name="Info 2"/>
    <meta:user-defined meta:name="Info 3"/>
    <meta:user-defined meta:name="Info 4"/>
  </office:meta>
</office:document-meta>
</file>